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90000004925BF86BBA4A47509.png" manifest:media-type="image/png"/>
  <manifest:file-entry manifest:full-path="Pictures/10000EBE0000078B0000078B0227FDD64699AC5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687cm" fo:min-width="18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0.524cm"/>
    </style:style>
    <style:style style:name="gr4" style:family="graphic" style:parent-style-name="standard">
      <style:graphic-properties svg:stroke-color="#000000" draw:fill-color="#fafafa" draw:textarea-horizontal-align="justify" draw:textarea-vertical-align="middle" draw:auto-grow-height="false" fo:min-height="6.735cm" fo:min-width="2.675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1.1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1.167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2.3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afafa"/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000000" loext:opacity="100%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style:text-position="33% 58%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7.937cm" svg:x="1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53cm" svg:height="4.153cm" svg:x="0.922cm" svg:y="6.69cm">
          <draw:image xlink:href="Pictures/10000EBE0000078B0000078B0227FDD64699AC59.svg" xlink:type="simple" xlink:show="embed" xlink:actuate="onLoad" draw:mime-type="image/svg+xml">
            <text:p/>
          </draw:image>
          <draw:image xlink:href="Pictures/10000201000000490000004925BF86BBA4A47509.png" xlink:type="simple" xlink:show="embed" xlink:actuate="onLoad" draw:mime-type="image/png"/>
        </draw:frame>
        <draw:custom-shape draw:style-name="gr3" draw:text-style-name="P3" draw:layer="layout" svg:width="1.17cm" svg:height="0.953cm" svg:x="4.81cm" svg:y="8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175cm" svg:height="6.985cm" svg:x="6.08cm" svg:y="5.127cm">
          <text:p text:style-name="P2">CNN <text:s text:c="4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953cm" svg:x="9.255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05cm" svg:height="0.953cm" svg:x="9.255cm" svg:y="6.397cm">
          <text:p text:style-name="P2"><text:span text:style-name="T1">35.4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05cm" svg:height="0.953cm" svg:x="9.255cm" svg:y="8.469cm">
          <text:p text:style-name="P2"><text:span text:style-name="T1">38.1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05cm" svg:height="0.953cm" svg:x="9.255cm" svg:y="10.541cm">
          <text:p text:style-name="P2"><text:span text:style-name="T1">-5.0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175cm" svg:height="6.985cm" svg:x="11.16cm" svg:y="5.145cm">
          <text:p text:style-name="P2">Softma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953cm" svg:x="14.335cm" svg:y="6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05cm" svg:height="0.953cm" svg:x="14.335cm" svg:y="6.38cm"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05cm" svg:height="0.953cm" svg:x="14.335cm" svg:y="8.452cm"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05cm" svg:height="0.953cm" svg:x="14.335cm" svg:y="10.524cm">
          <text:p text:style-name="P2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858cm" svg:height="1.587cm" svg:x="16.557cm" svg:y="5.98cm">
          <text:p text:style-name="P2"><text:span text:style-name="T2">Chat</text:span> 0.0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8cm" svg:height="1.587cm" svg:x="16.557cm" svg:y="8.103cm">
          <text:p text:style-name="P2"><text:span text:style-name="T2">Chien</text:span> 0.9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8cm" svg:height="1.587cm" svg:x="16.557cm" svg:y="10.203cm">
          <text:p text:style-name="P2"><text:span text:style-name="T2">Cheval</text:span> 0.00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94cm" svg:height="0.645cm" svg:x="7.785cm" svg:y="10.742cm">
          <draw:text-box>
            <text:p><text:span text:style-name="T3">Cheval</text:span></text:p>
          </draw:text-box>
        </draw:frame>
        <draw:frame draw:style-name="gr8" draw:text-style-name="P6" draw:layer="layout" svg:width="1.416cm" svg:height="0.645cm" svg:x="7.985cm" svg:y="8.643cm">
          <draw:text-box>
            <text:p><text:span text:style-name="T3">Chien</text:span></text:p>
          </draw:text-box>
        </draw:frame>
        <draw:frame draw:style-name="gr8" draw:text-style-name="P6" draw:layer="layout" svg:width="1.243cm" svg:height="0.645cm" svg:x="8.061cm" svg:y="6.505cm">
          <draw:text-box>
            <text:p><text:span text:style-name="T3">Ch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5T18:13:25.612436038</meta:creation-date>
    <dc:date>2023-06-15T18:24:00.735038653</dc:date>
    <meta:editing-duration>PT10M33S</meta:editing-duration>
    <meta:editing-cycles>6</meta:editing-cycles>
    <meta:generator>LibreOffice/7.1.8.1$Linux_X86_64 LibreOffice_project/10$Build-1</meta:generator>
    <meta:document-statistic meta:object-count="19"/>
  </office:meta>
</office:document-meta>
</file>